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751cm" fo:min-width="0.69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301cm" fo:min-width="2.001cm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3.1cm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2.026cm"/>
    </style:style>
    <style:style style:name="gr7" style:family="graphic" style:parent-style-name="standard">
      <style:graphic-properties draw:textarea-horizontal-align="justify" draw:textarea-vertical-align="middle" draw:auto-grow-height="false" fo:min-height="0.81cm" fo:min-width="2.568cm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4.7cm"/>
    </style:style>
    <style:style style:name="gr9" style:family="graphic" style:parent-style-name="standard">
      <style:graphic-properties draw:textarea-horizontal-align="justify" draw:textarea-vertical-align="middle" draw:auto-grow-height="false" fo:min-height="1.55cm" fo:min-width="4.701cm"/>
    </style:style>
    <style:style style:name="gr10" style:family="graphic" style:parent-style-name="standard">
      <style:graphic-properties draw:textarea-horizontal-align="justify" draw:textarea-vertical-align="middle" draw:auto-grow-height="false" fo:min-height="2.75cm" fo:min-width="6.1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language-asian="zh" style:country-asian="CN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4pt" style:font-size-asian="18pt" style:language-asian="zh" style:country-asian="CN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text-align="center"/>
      <style:text-properties fo:font-size="14pt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size="14pt" style:language-asian="zh" style:country-asian="CN"/>
    </style:style>
    <style:style style:name="T2" style:family="text">
      <style:text-properties fo:font-size="14pt" style:font-size-asian="18pt" style:language-asian="zh" style:country-asian="C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3.034cm" svg:height="0.962cm" svg:x="1.8cm" svg:y="1.5cm">
          <draw:text-box>
            <text:p>Compiler</text:p>
          </draw:text-box>
        </draw:frame>
      </draw:page>
      <draw:page draw:name="page2" draw:style-name="dp1" draw:master-page-name="默认">
        <draw:frame draw:style-name="gr1" draw:text-style-name="P1" draw:layer="layout" svg:width="10.306cm" svg:height="0.962cm" svg:x="1cm" svg:y="1cm">
          <draw:text-box>
            <text:p>Lexer state transfer: get_stmt_type</text:p>
          </draw:text-box>
        </draw:frame>
        <draw:custom-shape draw:style-name="gr2" draw:text-style-name="P3" xml:id="id1" draw:id="id1" draw:layer="layout" svg:width="2cm" svg:height="1cm" svg:x="2.9cm" svg:y="3.7cm">
          <text:p text:style-name="P2"><text:span text:style-name="T1">ID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svg:x1="3.9cm" svg:y1="4.7cm" svg:x2="3.901cm" svg:y2="6.8cm" draw:start-shape="id1" draw:start-glue-point="6" draw:end-shape="id2" draw:end-glue-point="4" svg:d="M3900 4700v1050h1v1050" svg:viewBox="0 0 2 2101">
          <text:p/>
        </draw:connector>
        <draw:custom-shape draw:style-name="gr4" draw:text-style-name="P5" xml:id="id2" draw:id="id2" draw:layer="layout" svg:width="5.001cm" svg:height="1.101cm" svg:x="1.4cm" svg:y="6.8cm">
          <text:p text:style-name="P2"><text:span text:style-name="T2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3.901cm" svg:y1="7.901cm" svg:x2="3.9cm" svg:y2="10cm" draw:start-shape="id2" draw:start-glue-point="6" draw:end-shape="id3" draw:end-glue-point="4" svg:d="M3901 7901v1049h-1v1050" svg:viewBox="0 0 2 2100">
          <text:p/>
        </draw:connector>
        <draw:custom-shape draw:style-name="gr4" draw:text-style-name="P5" xml:id="id3" draw:id="id3" draw:layer="layout" svg:width="5.001cm" svg:height="1.101cm" svg:x="1.399cm" svg:y="10cm">
          <text:p text:style-name="P2"><text:span text:style-name="T2">key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6.401cm" svg:y1="7.351cm" svg:x2="11.6cm" svg:y2="7.35cm" draw:start-shape="id2" draw:start-glue-point="7" draw:end-shape="id4" draw:end-glue-point="5" svg:d="M6401 7351h2600v-1h2599" svg:viewBox="0 0 5200 2">
          <text:p/>
        </draw:connector>
        <draw:custom-shape draw:style-name="gr4" draw:text-style-name="P5" xml:id="id7" draw:id="id7" draw:layer="layout" svg:width="5.001cm" svg:height="1.101cm" svg:x="7.1cm" svg:y="15.299cm">
          <text:p text:style-name="P2"><text:span text:style-name="T2">=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3.9cm" svg:y1="11.101cm" svg:x2="3.9cm" svg:y2="14.4cm" draw:start-shape="id3" draw:start-glue-point="6" draw:end-shape="id5" draw:end-glue-point="4" svg:d="M3900 11101v3299" svg:viewBox="0 0 1 3300">
          <text:p/>
        </draw:connector>
        <draw:connector draw:style-name="gr3" draw:text-style-name="P4" draw:layer="layout" svg:x1="6.4cm" svg:y1="10.551cm" svg:x2="9.6cm" svg:y2="11.6cm" draw:start-shape="id3" draw:start-glue-point="7" draw:end-shape="id6" draw:end-glue-point="0" svg:d="M6400 10551h3200v1049" svg:viewBox="0 0 3201 1050">
          <text:p/>
        </draw:connector>
        <draw:custom-shape draw:style-name="gr5" draw:text-style-name="P2" xml:id="id6" draw:id="id6" draw:layer="layout" svg:width="3.6cm" svg:height="1.8cm" svg:x="7.8cm" svg:y="11.6cm">
          <text:p text:style-name="P2">new var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2.8cm" svg:height="1.7cm" svg:x="11.6cm" svg:y="6.5cm">
          <text:p text:style-name="P2">error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2" xml:id="id5" draw:id="id5" draw:layer="layout" svg:width="3.4cm" svg:height="1.5cm" svg:x="2.2cm" svg:y="14.4cm">
          <text:p text:style-name="P2">State typ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4" draw:layer="layout" svg:x1="9.601cm" svg:y1="16.4cm" svg:x2="9.6cm" svg:y2="19.1cm" draw:start-shape="id7" draw:start-glue-point="6" draw:end-shape="id8" draw:end-glue-point="4" svg:d="M9601 16400v1350h-1v1350" svg:viewBox="0 0 2 2701">
          <text:p/>
        </draw:connector>
        <draw:custom-shape draw:style-name="gr7" draw:text-style-name="P2" xml:id="id8" draw:id="id8" draw:layer="layout" svg:width="3.4cm" svg:height="1.5cm" svg:x="7.9cm" svg:y="19.1cm">
          <text:p text:style-name="P2">Assig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4" draw:layer="layout" svg:x1="12.101cm" svg:y1="15.85cm" svg:x2="16.6cm" svg:y2="15.85cm" draw:start-shape="id7" draw:start-glue-point="7" draw:end-shape="id9" draw:end-glue-point="5" svg:d="M12101 15850h4499" svg:viewBox="0 0 4500 1">
          <text:p/>
        </draw:connector>
        <draw:custom-shape draw:style-name="gr6" draw:text-style-name="P2" xml:id="id9" draw:id="id9" draw:layer="layout" svg:width="2.8cm" svg:height="1.7cm" svg:x="16.6cm" svg:y="15cm">
          <text:p text:style-name="P2">error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4" draw:layer="layout" svg:x1="9.6cm" svg:y1="13.4cm" svg:x2="9.601cm" svg:y2="15.299cm" draw:start-shape="id6" draw:start-glue-point="2" draw:end-shape="id7" draw:end-glue-point="4" svg:d="M9600 13400v949h1v950" svg:viewBox="0 0 2 1900">
          <text:p/>
        </draw:connector>
      </draw:page>
      <draw:page draw:name="page3" draw:style-name="dp1" draw:master-page-name="默认">
        <draw:frame draw:style-name="gr1" draw:text-style-name="P7" draw:layer="layout" svg:width="3.851cm" svg:height="0.962cm" svg:x="1cm" svg:y="1cm">
          <draw:text-box>
            <text:p text:style-name="P6">Lexer : expr</text:p>
          </draw:text-box>
        </draw:frame>
        <draw:custom-shape draw:style-name="gr2" draw:text-style-name="P3" xml:id="id10" draw:id="id10" draw:layer="layout" svg:width="2cm" svg:height="1cm" svg:x="2.9cm" svg:y="2.3cm">
          <text:p text:style-name="P8"><text:span text:style-name="T1">ID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svg:x1="3.9cm" svg:y1="3.3cm" svg:x2="3.901cm" svg:y2="5.1cm" draw:start-shape="id10" draw:start-glue-point="6" draw:end-shape="id11" draw:end-glue-point="4" svg:d="M3900 3300v900h1v900" svg:viewBox="0 0 2 1801">
          <text:p/>
        </draw:connector>
        <draw:custom-shape draw:style-name="gr4" draw:text-style-name="P5" xml:id="id11" draw:id="id11" draw:layer="layout" svg:width="5.001cm" svg:height="1.101cm" svg:x="1.4cm" svg:y="5.1cm">
          <text:p text:style-name="P8"><text:span text:style-name="T2">Variable or</text:span></text:p>
          <text:p text:style-name="P8"><text:span text:style-name="T2">d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3.901cm" svg:y1="6.201cm" svg:x2="3.9cm" svg:y2="7.8cm" draw:start-shape="id11" draw:start-glue-point="6" draw:end-shape="id12" draw:end-glue-point="0" svg:d="M3901 6201v800h-1v799" svg:viewBox="0 0 2 1600">
          <text:p/>
        </draw:connector>
        <draw:custom-shape draw:style-name="gr4" draw:text-style-name="P5" xml:id="id14" draw:id="id14" draw:layer="layout" svg:width="5.001cm" svg:height="1.101cm" svg:x="1.4cm" svg:y="11.699cm">
          <text:p text:style-name="P8"><text:span text:style-name="T2">o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6.401cm" svg:y1="5.651cm" svg:x2="9cm" svg:y2="5.65cm" draw:start-shape="id11" draw:start-glue-point="7" draw:end-shape="id13" draw:end-glue-point="5" svg:d="M6401 5651h1300v-1h1299" svg:viewBox="0 0 2600 2">
          <text:p/>
        </draw:connector>
        <draw:custom-shape draw:style-name="gr4" draw:text-style-name="P5" xml:id="id16" draw:id="id16" draw:layer="layout" svg:width="5.001cm" svg:height="1.101cm" svg:x="9.6cm" svg:y="11.999cm">
          <text:p text:style-name="P8"><text:span text:style-name="T2">Op[-1]&gt;=o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6.401cm" svg:y1="12.25cm" svg:x2="9cm" svg:y2="5.65cm" draw:start-shape="id14" draw:start-glue-point="7" draw:end-shape="id13" draw:end-glue-point="5" svg:d="M6401 12250h1300v-6600h1299" svg:viewBox="0 0 2600 6601">
          <text:p/>
        </draw:connector>
        <draw:custom-shape draw:style-name="gr5" draw:text-style-name="P9" xml:id="id18" draw:id="id18" draw:layer="layout" svg:width="3.6cm" svg:height="1.8cm" svg:x="10.3cm" svg:y="8.3cm">
          <text:p text:style-name="P9">Compare op</text:p>
          <draw:enhanced-geometry svg:viewBox="0 0 21600 21600" draw:type="rectangle" draw:enhanced-path="M 0 0 L 21600 0 21600 21600 0 21600 0 0 Z N"/>
        </draw:custom-shape>
        <draw:custom-shape draw:style-name="gr6" draw:text-style-name="P9" xml:id="id13" draw:id="id13" draw:layer="layout" svg:width="2.8cm" svg:height="1.7cm" svg:x="9cm" svg:y="4.8cm">
          <text:p text:style-name="P9">error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4" draw:layer="layout" svg:x1="19.132cm" svg:y1="18.928cm" svg:x2="19.1cm" svg:y2="21.3cm" draw:end-shape="id15" draw:end-glue-point="4" svg:d="M19132 18928v936h-32v1436" svg:viewBox="0 0 33 2373">
          <text:p/>
        </draw:connector>
        <draw:custom-shape draw:style-name="gr7" draw:text-style-name="P9" xml:id="id15" draw:id="id15" draw:layer="layout" svg:width="3.4cm" svg:height="1.5cm" svg:x="17.4cm" svg:y="21.3cm">
          <text:p text:style-name="P9">Assig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4" draw:layer="layout" svg:x1="9.6cm" svg:y1="12.55cm" svg:x2="3.9cm" svg:y2="14.75cm" draw:start-shape="id16" draw:start-glue-point="5" draw:end-shape="id17" draw:end-glue-point="0" svg:d="M9600 12550h-2776v2200h-2924" svg:viewBox="0 0 5701 2201">
          <text:p/>
        </draw:connector>
        <draw:connector draw:style-name="gr3" draw:text-style-name="P4" draw:layer="layout" svg:x1="12.1cm" svg:y1="10.1cm" svg:x2="12.101cm" svg:y2="11.999cm" draw:start-shape="id18" draw:start-glue-point="2" draw:end-shape="id16" draw:end-glue-point="4" svg:d="M12100 10100v949h1v950" svg:viewBox="0 0 2 1900">
          <text:p/>
        </draw:connector>
        <draw:custom-shape draw:style-name="gr8" draw:text-style-name="P9" xml:id="id12" draw:id="id12" draw:layer="layout" svg:width="5.2cm" svg:height="1.8cm" svg:x="1.3cm" svg:y="7.8cm">
          <text:p text:style-name="P9">Data_list.append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.9cm" svg:y1="9.6cm" svg:x2="3.9cm" svg:y2="11.699cm" draw:start-shape="id12" draw:start-glue-point="2" draw:end-shape="id14" svg:d="M3900 9600v2099" svg:viewBox="0 0 1 2100">
          <text:p/>
        </draw:connector>
        <draw:connector draw:style-name="gr3" draw:text-style-name="P4" xml:id="id17" draw:id="id17" draw:layer="layout" svg:x1="3.901cm" svg:y1="12.8cm" svg:x2="3.9cm" svg:y2="16.7cm" draw:start-shape="id14" draw:start-glue-point="6" draw:end-shape="id19" draw:end-glue-point="0" svg:d="M3901 12800v1950h-1v1950" svg:viewBox="0 0 2 3901">
          <text:p/>
        </draw:connector>
        <draw:custom-shape draw:style-name="gr8" draw:text-style-name="P9" xml:id="id19" draw:id="id19" draw:layer="layout" svg:width="5.2cm" svg:height="1.8cm" svg:x="1.3cm" svg:y="16.7cm">
          <text:p text:style-name="P9">op_list.append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.9cm" svg:y1="18.5cm" svg:x2="3.901cm" svg:y2="20.7cm" draw:start-shape="id19" draw:start-glue-point="2" draw:end-shape="id20" draw:end-glue-point="4" svg:d="M3900 18500v1100h1v1100" svg:viewBox="0 0 2 2201">
          <text:p/>
        </draw:connector>
        <draw:custom-shape draw:style-name="gr4" draw:text-style-name="P5" xml:id="id20" draw:id="id20" draw:layer="layout" svg:width="5.001cm" svg:height="1.101cm" svg:x="1.4cm" svg:y="20.7cm">
          <text:p text:style-name="P8"><text:span text:style-name="T2">Variable or</text:span></text:p>
          <text:p text:style-name="P8"><text:span text:style-name="T2">d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3.901cm" svg:y1="21.801cm" svg:x2="3.899cm" svg:y2="23.4cm" draw:start-shape="id20" draw:start-glue-point="6" draw:end-shape="id21" svg:d="M3901 21801v800h-2v799" svg:viewBox="0 0 3 1600">
          <text:p/>
        </draw:connector>
        <draw:connector draw:style-name="gr3" draw:text-style-name="P4" draw:layer="layout" svg:x1="6.401cm" svg:y1="21.251cm" svg:x2="9cm" svg:y2="5.65cm" draw:start-shape="id20" draw:start-glue-point="7" draw:end-shape="id13" draw:end-glue-point="5" svg:d="M6401 21251h1300v-15601h1299" svg:viewBox="0 0 2600 15602">
          <text:p/>
        </draw:connector>
        <draw:custom-shape draw:style-name="gr4" draw:text-style-name="P5" xml:id="id22" draw:id="id22" draw:layer="layout" svg:width="5.001cm" svg:height="1.101cm" svg:x="1.399cm" svg:y="26.599cm">
          <text:p text:style-name="P8"><text:span text:style-name="T2">o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9" xml:id="id21" draw:id="id21" draw:layer="layout" svg:width="5.201cm" svg:height="1.8cm" svg:x="1.299cm" svg:y="23.4cm">
          <text:p text:style-name="P9">Data_list.append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.899cm" svg:y1="25.2cm" svg:x2="3.899cm" svg:y2="26.599cm" draw:start-shape="id21" draw:start-glue-point="2" draw:end-shape="id22" svg:d="M3899 25200v1399" svg:viewBox="0 0 1 1400">
          <text:p/>
        </draw:connector>
        <draw:connector draw:style-name="gr3" draw:text-style-name="P4" draw:layer="layout" draw:line-skew="0cm 0.4cm -0.599cm" svg:x1="3.9cm" svg:y1="27.7cm" svg:x2="12.1cm" svg:y2="8.3cm" draw:start-shape="id22" draw:start-glue-point="6" draw:end-shape="id18" draw:end-glue-point="0" svg:d="M3900 27700v501h4850v-21001h3350v1100" svg:viewBox="0 0 8201 21002">
          <text:p/>
        </draw:connector>
        <draw:connector draw:style-name="gr3" draw:text-style-name="P4" draw:layer="layout" svg:x1="6.4cm" svg:y1="27.15cm" svg:x2="9cm" svg:y2="5.65cm" draw:start-shape="id22" draw:start-glue-point="7" draw:end-shape="id13" draw:end-glue-point="5" svg:d="M6400 27150h1300v-21500h1300" svg:viewBox="0 0 2601 21501">
          <text:p/>
        </draw:connector>
        <draw:custom-shape draw:style-name="gr10" draw:text-style-name="P9" xml:id="id23" draw:id="id23" draw:layer="layout" svg:width="6.6cm" svg:height="3cm" svg:x="8.8cm" svg:y="14.2cm">
          <text:p text:style-name="P9">Var.append(</text:p>
          <text:p text:style-name="P9">dl.pop, op.pop, dl.pop)</text:p>
          <text:p text:style-name="P9">Da.append(var)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cm 0cm -0.299cm" svg:x1="12.1cm" svg:y1="17.2cm" svg:x2="3.9cm" svg:y2="16.7cm" draw:start-shape="id23" draw:start-glue-point="2" draw:end-shape="id19" draw:end-glue-point="0" svg:d="M12100 17200v501h-4450v-1801h-3750v800" svg:viewBox="0 0 8201 1802">
          <text:p/>
        </draw:connector>
        <draw:connector draw:style-name="gr3" draw:text-style-name="P4" draw:layer="layout" svg:x1="12.1cm" svg:y1="13.1cm" svg:x2="12.1cm" svg:y2="14.2cm" draw:start-shape="id16" draw:end-shape="id23" draw:end-glue-point="0" svg:d="M12100 13100v1100" svg:viewBox="0 0 1 1101">
          <text:p/>
        </draw:connector>
        <draw:custom-shape draw:style-name="gr5" draw:text-style-name="P9" draw:layer="layout" svg:width="3.6cm" svg:height="1.8cm" svg:x="18.5cm" svg:y="14.6cm">
          <text:p text:style-name="P9">op.append(op)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默认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9T15:21:34.999000000</meta:creation-date>
    <dc:date>2017-11-10T17:30:21.759000000</dc:date>
    <meta:editing-duration>PT26M38S</meta:editing-duration>
    <meta:editing-cycles>4</meta:editing-cycles>
    <meta:generator>LibreOffice/5.0.5.2$Windows_x86 LibreOffice_project/55b006a02d247b5f7215fc6ea0fde844b30035b3</meta:generator>
    <meta:document-statistic meta:object-count="51"/>
  </office:meta>
</office:document-meta>
</file>